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eHeightPropertyMaker.convertProperty( Property p , PropertyList propertyList , FObj f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ineHeightPropertyMaker.make( PropertyList propertyList , String value , FObj 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neHeightPropertyMaker.compute( PropertyList property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neHeightPropertyMaker.LineHeightPropertyMaker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